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702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702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702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702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702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702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702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702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702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702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702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702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702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702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702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702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702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isha Susej Rebeck Peroz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7/10/2015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51771900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3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Neruska Mayerling Perozo Ram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71900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8.237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6" meta:non-whitespace-character-count="1007"/>
    <meta:template xlink:type="simple" xlink:actuate="onRequest" xlink:title="Normal" xlink:href=""/>
  </office:meta>
</office:document-meta>
</file>